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Selector.Extend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Selecto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Selector.setClasspathref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Selector.setClasspath( Path cla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dSelector.addParam( Paramet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Selector.selectorCre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tendSelector.verifySett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ndSelector.create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Selector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